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Keating, 2003 #545}</text:p>
      <text:p text:style-name="Text_20_body">Keating, P. and A. Cambrosio (2003). <text:span text:style-name="T1">Biomedical platforms : realigning the normal and the pathological in late-twentieth-century medicine</text:span>. Cambridge, Mass., MIT Press.</text:p>
      <text:p text:style-name="Text_20_body">Platforms embody a new form of objectivity, a regulatory once, grounded in the procedures of internal quality control, and, especially, external quality assessment. 332<text:tab/></text:p>
      <text:p text:style-name="Text_20_body">biomedical platforms as material and discursive arrangements that act as the bench upon which conventions concerning the biological or normal are connected with conventions concerning the medical or the pathological. 3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meta:initial-creator>
    <meta:creation-date>2009-02-04T14:13:10</meta:creation-date>
    <dc:date>2009-02-25T09:25:38</dc:date>
    <dc:creator>abm</dc:creator>
    <meta:editing-duration>PT01H42M12S</meta:editing-duration>
    <meta:editing-cycles>5</meta:editing-cycles>
    <meta:generator>OpenOffice.org/3.0$Linux OpenOffice.org_project/300m15$Build-9379</meta:generator>
    <meta:document-statistic meta:table-count="0" meta:image-count="0" meta:object-count="0" meta:page-count="1" meta:paragraph-count="4" meta:word-count="80" meta:character-count="576"/>
    <meta:user-defined meta:name="Info 1"/>
    <meta:user-defined meta:name="Info 2"/>
    <meta:user-defined meta:name="Info 3"/>
    <meta:user-defined meta:name="Info 4"/>
  </office:meta>
</office:document-meta>
</file>